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37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2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495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2.369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4.438cm"/>
    </style:style>
    <style:style style:name="co1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37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395cm" fo:break-before="auto" style:use-optimal-row-height="false"/>
    </style:style>
    <style:style style:name="ro5" style:family="table-row">
      <style:table-row-properties style:row-height="1.027cm" fo:break-before="auto" style:use-optimal-row-height="false"/>
    </style:style>
    <style:style style:name="ro6" style:family="table-row">
      <style:table-row-properties style:row-height="1.263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top"/>
    </style:style>
    <style:style style:name="ce6" style:family="table-cell" style:parent-style-name="Default">
      <style:table-cell-properties fo:wrap-option="wrap" fo:border="none" style:vertical-align="top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81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me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oal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The goal of this model is to compute the value of WeightToFeeMultiplier (a parameter of Logion’s runtime) so that, on average, the inclusion fee applied when submitting a ‘standard’ LOC operation has some target value.</text:p>
          </table:table-cell>
          <table:table-cell table:number-columns-repeated="5"/>
        </table:table-row>
        <table:table-row table:style-name="ro3">
          <table:table-cell table:style-name="ce6"/>
          <table:table-cell table:number-columns-repeated="5"/>
        </table:table-row>
        <table:table-row table:style-name="ro4">
          <table:table-cell table:style-name="ce8" office:value-type="string" calcext:value-type="string" table:number-columns-spanned="2" table:number-rows-spanned="1">
            <text:p>Parameters</text:p>
          </table:table-cell>
          <table:covered-table-cell table:style-name="ce5"/>
          <table:table-cell/>
          <table:table-cell table:style-name="ce12" office:value-type="string" calcext:value-type="string" table:number-columns-spanned="2" table:number-rows-spanned="1">
            <text:p>Results</text:p>
          </table:table-cell>
          <table:covered-table-cell table:style-name="ce10"/>
          <table:table-cell/>
        </table:table-row>
        <table:table-row table:style-name="ro1">
          <table:table-cell office:value-type="string" calcext:value-type="string">
            <text:p>RocksDB Weight Read</text:p>
          </table:table-cell>
          <table:table-cell table:style-name="ce10" office:value-type="float" office:value="25000000" calcext:value-type="float">
            <text:p>25000000</text:p>
          </table:table-cell>
          <table:table-cell/>
          <table:table-cell table:style-name="ce4" office:value-type="string" calcext:value-type="string">
            <text:p>WeightToFeeMultiplier</text:p>
          </table:table-cell>
          <table:table-cell table:style-name="ce10" table:formula="of:=[.$B$8]/[$Model.$P1]" office:value-type="float" office:value="5089484898.91972" calcext:value-type="float">
            <text:p>5089484898,91972</text:p>
          </table:table-cell>
          <table:table-cell/>
        </table:table-row>
        <table:table-row table:style-name="ro1">
          <table:table-cell office:value-type="string" calcext:value-type="string">
            <text:p>RocksDB Weight Write</text:p>
          </table:table-cell>
          <table:table-cell table:style-name="ce10" office:value-type="float" office:value="100000000" calcext:value-type="float">
            <text:p>10000000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ExtrinsicBaseWeight</text:p>
          </table:table-cell>
          <table:table-cell table:style-name="ce10" office:value-type="float" office:value="124414000" calcext:value-type="float">
            <text:p>12441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fee</text:p>
          </table:table-cell>
          <table:table-cell table:style-name="ce11" office:value-type="float" office:value="2E+018" calcext:value-type="float">
            <text:p>2,00E+18</text:p>
          </table:table-cell>
          <table:table-cell/>
          <table:table-cell table:style-name="ce3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Source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ExtrinsicBaseWeight</text:p>
          </table:table-cell>
          <table:table-cell office:value-type="string" calcext:value-type="string">
            <text:p>https://github.com/paritytech/polkadot-sdk/blob/polkadot-v1.4.0/substrate/frame/support/src/weights/extrinsic_weights.r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ocksDB weights</text:p>
          </table:table-cell>
          <table:table-cell office:value-type="string" calcext:value-type="string">
            <text:p>https://github.com/paritytech/polkadot-sdk/blob/polkadot-v1.4.0/substrate/frame/support/src/weights/rocksdb_weights.r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ubstrate fee computation</text:p>
          </table:table-cell>
          <table:table-cell office:value-type="string" calcext:value-type="string">
            <text:p>https://docs.substrate.io/build/tx-weights-fees/</text:p>
          </table:table-cell>
          <table:table-cell table:number-columns-repeated="4"/>
        </table:table-row>
      </table:table>
      <table:table table:name="Documentation" table:style-name="ta1">
        <table:table-column table:style-name="co8" table:default-cell-style-name="Default"/>
        <table:table-column table:style-name="co9" table:default-cell-style-name="ce15"/>
        <table:table-row table:style-name="ro5">
          <table:table-cell table:style-name="ce13" office:value-type="string" calcext:value-type="string" table:number-columns-spanned="2" table:number-rows-spanned="1">
            <text:p>Definitions</text:p>
          </table:table-cell>
          <table:covered-table-cell/>
        </table:table-row>
        <table:table-row table:style-name="ro6">
          <table:table-cell table:style-name="ce14" office:value-type="string" calcext:value-type="string">
            <text:p>Standard Unit (SU)</text:p>
          </table:table-cell>
          <table:table-cell table:style-name="ce16" office:value-type="string" calcext:value-type="string">
            <text:p>A unit of time (e.g. one year) or a unit of work (e.g. the creation of a single LOC) ; in this model, the SU is a unit of work and represents the creation of a single LOC</text:p>
          </table:table-cell>
        </table:table-row>
        <table:table-row table:style-name="ro1">
          <table:table-cell office:value-type="string" calcext:value-type="string">
            <text:p>Pallet</text:p>
          </table:table-cell>
          <table:table-cell office:value-type="string" calcext:value-type="string">
            <text:p>A pallet</text:p>
          </table:table-cell>
        </table:table-row>
        <table:table-row table:style-name="ro1">
          <table:table-cell office:value-type="string" calcext:value-type="string">
            <text:p>Extrinsic</text:p>
          </table:table-cell>
          <table:table-cell office:value-type="string" calcext:value-type="string">
            <text:p>The extrinsic handled by a given pallet during or in the context of a SU</text:p>
          </table:table-cell>
        </table:table-row>
        <table:table-row table:style-name="ro1">
          <table:table-cell office:value-type="string" calcext:value-type="string">
            <text:p>Occurrences</text:p>
          </table:table-cell>
          <table:table-cell office:value-type="string" calcext:value-type="string">
            <text:p>The number of times a given extrinsic is submitted by SU</text:p>
          </table:table-cell>
        </table:table-row>
        <table:table-row table:style-name="ro1">
          <table:table-cell office:value-type="string" calcext:value-type="string">
            <text:p>Time weight</text:p>
          </table:table-cell>
          <table:table-cell office:value-type="string" calcext:value-type="string">
            <text:p>The time component of the weight associated with a given extrinsic</text:p>
          </table:table-cell>
        </table:table-row>
        <table:table-row table:style-name="ro1">
          <table:table-cell office:value-type="string" calcext:value-type="string">
            <text:p>Size weight</text:p>
          </table:table-cell>
          <table:table-cell office:value-type="string" calcext:value-type="string">
            <text:p>The size component of the weight associated with a given extrinsic</text:p>
          </table:table-cell>
        </table:table-row>
        <table:table-row table:style-name="ro1">
          <table:table-cell office:value-type="string" calcext:value-type="string">
            <text:p>Reads</text:p>
          </table:table-cell>
          <table:table-cell office:value-type="string" calcext:value-type="string">
            <text:p>The number of reads from the DB an extrinsic requires</text:p>
          </table:table-cell>
        </table:table-row>
        <table:table-row table:style-name="ro1">
          <table:table-cell office:value-type="string" calcext:value-type="string">
            <text:p>Writes</text:p>
          </table:table-cell>
          <table:table-cell office:value-type="string" calcext:value-type="string">
            <text:p>The number of writes from the DB an extrinsic requires</text:p>
          </table:table-cell>
        </table:table-row>
        <table:table-row table:style-name="ro7">
          <table:table-cell office:value-type="string" calcext:value-type="string">
            <text:p>Total time weight</text:p>
          </table:table-cell>
          <table:table-cell office:value-type="string" calcext:value-type="string">
            <text:p>The sum of the time weight and DB reads/writes time weights linked to the handling of a given extrinsic</text:p>
          </table:table-cell>
        </table:table-row>
        <table:table-row table:style-name="ro7">
          <table:table-cell office:value-type="string" calcext:value-type="string">
            <text:p>Total size weight</text:p>
          </table:table-cell>
          <table:table-cell office:value-type="string" calcext:value-type="string">
            <text:p>The sum of the size weight and DB reads/writes size weights linked to the handling of a given extrinsic</text:p>
          </table:table-cell>
        </table:table-row>
        <table:table-row table:style-name="ro1">
          <table:table-cell office:value-type="string" calcext:value-type="string">
            <text:p>Total weight</text:p>
          </table:table-cell>
          <table:table-cell office:value-type="string" calcext:value-type="string">
            <text:p>The sum of the total time weight and total size weight linked to a given extrinsic</text:p>
          </table:table-cell>
        </table:table-row>
        <table:table-row table:style-name="ro1">
          <table:table-cell office:value-type="string" calcext:value-type="string">
            <text:p>Time fee</text:p>
          </table:table-cell>
          <table:table-cell office:value-type="string" calcext:value-type="string">
            <text:p>The fee computed from total time weight</text:p>
          </table:table-cell>
        </table:table-row>
        <table:table-row table:style-name="ro1">
          <table:table-cell office:value-type="string" calcext:value-type="string">
            <text:p>Size fee</text:p>
          </table:table-cell>
          <table:table-cell office:value-type="string" calcext:value-type="string">
            <text:p>The fee computed from total size weight</text:p>
          </table:table-cell>
        </table:table-row>
        <table:table-row table:style-name="ro1">
          <table:table-cell office:value-type="string" calcext:value-type="string">
            <text:p>Total fee</text:p>
          </table:table-cell>
          <table:table-cell office:value-type="string" calcext:value-type="string">
            <text:p>The sum of time fee and size fee</text:p>
          </table:table-cell>
        </table:table-row>
        <table:table-row table:style-name="ro7">
          <table:table-cell office:value-type="string" calcext:value-type="string">
            <text:p>Logion runtime fee computation</text:p>
          </table:table-cell>
          <table:table-cell office:value-type="string" calcext:value-type="string">
            <text:p>WeightToFeeMultiplier * (ExtrinsicBaseWeight + ExtrinsicWeight) where ExtrinsicWeight is the total weight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odel" table:style-name="ta1">
        <table:table-column table:style-name="co10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Pallet</text:p>
          </table:table-cell>
          <table:table-cell table:style-name="ce3" office:value-type="string" calcext:value-type="string">
            <text:p>Extrinsic</text:p>
          </table:table-cell>
          <table:table-cell table:style-name="ce3" office:value-type="string" calcext:value-type="string">
            <text:p>Occurrences</text:p>
          </table:table-cell>
          <table:table-cell table:style-name="ce3" office:value-type="string" calcext:value-type="string">
            <text:p>Time weight</text:p>
          </table:table-cell>
          <table:table-cell table:style-name="ce3" office:value-type="string" calcext:value-type="string">
            <text:p>Size weight</text:p>
          </table:table-cell>
          <table:table-cell table:style-name="ce3" office:value-type="string" calcext:value-type="string">
            <text:p>Reads</text:p>
          </table:table-cell>
          <table:table-cell table:style-name="ce3" office:value-type="string" calcext:value-type="string">
            <text:p>Writes</text:p>
          </table:table-cell>
          <table:table-cell table:style-name="ce3" office:value-type="string" calcext:value-type="string">
            <text:p>Total time weight</text:p>
          </table:table-cell>
          <table:table-cell table:style-name="ce3" office:value-type="string" calcext:value-type="string">
            <text:p>Total size weight</text:p>
          </table:table-cell>
          <table:table-cell table:style-name="ce3" office:value-type="string" calcext:value-type="string">
            <text:p>Total weight</text:p>
          </table:table-cell>
          <table:table-cell table:style-name="ce3" office:value-type="string" calcext:value-type="string">
            <text:p>Time fee</text:p>
          </table:table-cell>
          <table:table-cell table:style-name="ce3" office:value-type="string" calcext:value-type="string">
            <text:p>Size fee</text:p>
          </table:table-cell>
          <table:table-cell table:style-name="ce3" office:value-type="string" calcext:value-type="string">
            <text:p>Total fee</text:p>
          </table:table-cell>
          <table:table-cell/>
          <table:table-cell table:style-name="ce3" office:value-type="string" calcext:value-type="string">
            <text:p>Mean fee (no multiplier)</text:p>
          </table:table-cell>
          <table:table-cell table:formula="of:=SUMPRODUCT([.C$2:.C$11];[.J$2:.J$11])/SUM([.C$2:.C$11])" office:value-type="float" office:value="392967076.181818" calcext:value-type="float">
            <text:p>392967076,181818</text:p>
          </table:table-cell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create_collection_loc</text:p>
          </table:table-cell>
          <table:table-cell office:value-type="float" office:value="1" calcext:value-type="float">
            <text:p>1</text:p>
          </table:table-cell>
          <table:table-cell office:value-type="float" office:value="90238000" calcext:value-type="float">
            <text:p>90238000</text:p>
          </table:table-cell>
          <table:table-cell office:value-type="float" office:value="30533" calcext:value-type="float">
            <text:p>3053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$Home.$B$7]+[.D2]+[.F2]*[$Home.$B$5]+[.G2]*[$Home.$B$6]" office:value-type="float" office:value="739652000" calcext:value-type="float">
            <text:p>739652000</text:p>
          </table:table-cell>
          <table:table-cell table:formula="of:=[.E2]" office:value-type="float" office:value="30533" calcext:value-type="float">
            <text:p>30533</text:p>
          </table:table-cell>
          <table:table-cell table:formula="of:=[.H2]+[.I2]" office:value-type="float" office:value="739682533" calcext:value-type="float">
            <text:p>739682533</text:p>
          </table:table-cell>
          <table:table-cell table:formula="of:=[.H2]*[$Home.$E$5]" office:value-type="float" office:value="3.76444768445577E+018" calcext:value-type="float">
            <text:p>3,76444768445577E+018</text:p>
          </table:table-cell>
          <table:table-cell table:formula="of:=[.I2]*[$Home.$E$5]" office:value-type="float" office:value="155397242418716" calcext:value-type="float">
            <text:p>155397242418716</text:p>
          </table:table-cell>
          <table:table-cell table:formula="of:=[.K2]+[.L2]" office:value-type="float" office:value="3.76460308169819E+018" calcext:value-type="float">
            <text:p>3,76460308169819E+018</text:p>
          </table:table-cell>
          <table:table-cell/>
          <table:table-cell table:style-name="ce3" office:value-type="string" calcext:value-type="string">
            <text:p>Mean fee (with multiplier)</text:p>
          </table:table-cell>
          <table:table-cell table:formula="of:=SUMPRODUCT([.C$2:.C$11];[.M$2:.M$11])/SUM([.C$2:.C$11])" office:value-type="float" office:value="2E+018" calcext:value-type="float">
            <text:p>2E+018</text:p>
          </table:table-cell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metadata</text:p>
          </table:table-cell>
          <table:table-cell office:value-type="float" office:value="1" calcext:value-type="float">
            <text:p>1</text:p>
          </table:table-cell>
          <table:table-cell office:value-type="float" office:value="21759000" calcext:value-type="float">
            <text:p>21759000</text:p>
          </table:table-cell>
          <table:table-cell office:value-type="float" office:value="4732" calcext:value-type="float">
            <text:p>47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$Home.$B$7]+[.D3]+[.F3]*[$Home.$B$5]+[.G3]*[$Home.$B$6]" office:value-type="float" office:value="271173000" calcext:value-type="float">
            <text:p>271173000</text:p>
          </table:table-cell>
          <table:table-cell table:formula="of:=[.E3]" office:value-type="float" office:value="4732" calcext:value-type="float">
            <text:p>4732</text:p>
          </table:table-cell>
          <table:table-cell table:formula="of:=[.H3]+[.I3]" office:value-type="float" office:value="271177732" calcext:value-type="float">
            <text:p>271177732</text:p>
          </table:table-cell>
          <table:table-cell table:formula="of:=[.H3]*[$Home.$E$5]" office:value-type="float" office:value="1.38013088849476E+018" calcext:value-type="float">
            <text:p>1,38013088849476E+018</text:p>
          </table:table-cell>
          <table:table-cell table:formula="of:=[.I3]*[$Home.$E$5]" office:value-type="float" office:value="24083442541688.1" calcext:value-type="float">
            <text:p>24083442541688,1</text:p>
          </table:table-cell>
          <table:table-cell table:formula="of:=[.K3]+[.L3]" office:value-type="float" office:value="1.3801549719373E+018" calcext:value-type="float">
            <text:p>1,3801549719373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file</text:p>
          </table:table-cell>
          <table:table-cell office:value-type="float" office:value="1" calcext:value-type="float">
            <text:p>1</text:p>
          </table:table-cell>
          <table:table-cell office:value-type="float" office:value="28934000" calcext:value-type="float">
            <text:p>28934000</text:p>
          </table:table-cell>
          <table:table-cell office:value-type="float" office:value="4772" calcext:value-type="float">
            <text:p>47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$Home.$B$7]+[.D4]+[.F4]*[$Home.$B$5]+[.G4]*[$Home.$B$6]" office:value-type="float" office:value="278348000" calcext:value-type="float">
            <text:p>278348000</text:p>
          </table:table-cell>
          <table:table-cell table:formula="of:=[.E4]" office:value-type="float" office:value="4772" calcext:value-type="float">
            <text:p>4772</text:p>
          </table:table-cell>
          <table:table-cell table:formula="of:=[.H4]+[.I4]" office:value-type="float" office:value="278352772" calcext:value-type="float">
            <text:p>278352772</text:p>
          </table:table-cell>
          <table:table-cell table:formula="of:=[.H4]*[$Home.$E$5]" office:value-type="float" office:value="1.41664794264451E+018" calcext:value-type="float">
            <text:p>1,41664794264451E+018</text:p>
          </table:table-cell>
          <table:table-cell table:formula="of:=[.I4]*[$Home.$E$5]" office:value-type="float" office:value="24287021937644.9" calcext:value-type="float">
            <text:p>24287021937644,9</text:p>
          </table:table-cell>
          <table:table-cell table:formula="of:=[.K4]+[.L4]" office:value-type="float" office:value="1.41667222966644E+018" calcext:value-type="float">
            <text:p>1,41667222966644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link</text:p>
          </table:table-cell>
          <table:table-cell office:value-type="float" office:value="1" calcext:value-type="float">
            <text:p>1</text:p>
          </table:table-cell>
          <table:table-cell office:value-type="float" office:value="23978000" calcext:value-type="float">
            <text:p>23978000</text:p>
          </table:table-cell>
          <table:table-cell office:value-type="float" office:value="7386" calcext:value-type="float">
            <text:p>73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$Home.$B$7]+[.D5]+[.F5]*[$Home.$B$5]+[.G5]*[$Home.$B$6]" office:value-type="float" office:value="298392000" calcext:value-type="float">
            <text:p>298392000</text:p>
          </table:table-cell>
          <table:table-cell table:formula="of:=[.E5]" office:value-type="float" office:value="7386" calcext:value-type="float">
            <text:p>7386</text:p>
          </table:table-cell>
          <table:table-cell table:formula="of:=[.H5]+[.I5]" office:value-type="float" office:value="298399386" calcext:value-type="float">
            <text:p>298399386</text:p>
          </table:table-cell>
          <table:table-cell table:formula="of:=[.H5]*[$Home.$E$5]" office:value-type="float" office:value="1.51866157795845E+018" calcext:value-type="float">
            <text:p>1,51866157795845E+018</text:p>
          </table:table-cell>
          <table:table-cell table:formula="of:=[.I5]*[$Home.$E$5]" office:value-type="float" office:value="37590935463421.1" calcext:value-type="float">
            <text:p>37590935463421,1</text:p>
          </table:table-cell>
          <table:table-cell table:formula="of:=[.K5]+[.L5]" office:value-type="float" office:value="1.51869916889392E+018" calcext:value-type="float">
            <text:p>1,51869916889392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cknowledge_metadata</text:p>
          </table:table-cell>
          <table:table-cell office:value-type="float" office:value="1" calcext:value-type="float">
            <text:p>1</text:p>
          </table:table-cell>
          <table:table-cell office:value-type="float" office:value="23768000" calcext:value-type="float">
            <text:p>23768000</text:p>
          </table:table-cell>
          <table:table-cell office:value-type="float" office:value="4785" calcext:value-type="float">
            <text:p>47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$Home.$B$7]+[.D6]+[.F6]*[$Home.$B$5]+[.G6]*[$Home.$B$6]" office:value-type="float" office:value="298182000" calcext:value-type="float">
            <text:p>298182000</text:p>
          </table:table-cell>
          <table:table-cell table:formula="of:=[.E6]" office:value-type="float" office:value="4785" calcext:value-type="float">
            <text:p>4785</text:p>
          </table:table-cell>
          <table:table-cell table:formula="of:=[.H6]+[.I6]" office:value-type="float" office:value="298186785" calcext:value-type="float">
            <text:p>298186785</text:p>
          </table:table-cell>
          <table:table-cell table:formula="of:=[.H6]*[$Home.$E$5]" office:value-type="float" office:value="1.51759278612968E+018" calcext:value-type="float">
            <text:p>1,51759278612968E+018</text:p>
          </table:table-cell>
          <table:table-cell table:formula="of:=[.I6]*[$Home.$E$5]" office:value-type="float" office:value="24353185241330.9" calcext:value-type="float">
            <text:p>24353185241330,9</text:p>
          </table:table-cell>
          <table:table-cell table:formula="of:=[.K6]+[.L6]" office:value-type="float" office:value="1.51761713931492E+018" calcext:value-type="float">
            <text:p>1,51761713931492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cknowledge_file</text:p>
          </table:table-cell>
          <table:table-cell office:value-type="float" office:value="1" calcext:value-type="float">
            <text:p>1</text:p>
          </table:table-cell>
          <table:table-cell office:value-type="float" office:value="23983000" calcext:value-type="float">
            <text:p>23983000</text:p>
          </table:table-cell>
          <table:table-cell office:value-type="float" office:value="4825" calcext:value-type="float">
            <text:p>48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$Home.$B$7]+[.D7]+[.F7]*[$Home.$B$5]+[.G7]*[$Home.$B$6]" office:value-type="float" office:value="298397000" calcext:value-type="float">
            <text:p>298397000</text:p>
          </table:table-cell>
          <table:table-cell table:formula="of:=[.E7]" office:value-type="float" office:value="4825" calcext:value-type="float">
            <text:p>4825</text:p>
          </table:table-cell>
          <table:table-cell table:formula="of:=[.H7]+[.I7]" office:value-type="float" office:value="298401825" calcext:value-type="float">
            <text:p>298401825</text:p>
          </table:table-cell>
          <table:table-cell table:formula="of:=[.H7]*[$Home.$E$5]" office:value-type="float" office:value="1.51868702538295E+018" calcext:value-type="float">
            <text:p>1,51868702538295E+018</text:p>
          </table:table-cell>
          <table:table-cell table:formula="of:=[.I7]*[$Home.$E$5]" office:value-type="float" office:value="24556764637287.7" calcext:value-type="float">
            <text:p>24556764637287,7</text:p>
          </table:table-cell>
          <table:table-cell table:formula="of:=[.K7]+[.L7]" office:value-type="float" office:value="1.51871158214759E+018" calcext:value-type="float">
            <text:p>1,51871158214759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cknowledge_link</text:p>
          </table:table-cell>
          <table:table-cell office:value-type="float" office:value="1" calcext:value-type="float">
            <text:p>1</text:p>
          </table:table-cell>
          <table:table-cell office:value-type="float" office:value="22442000" calcext:value-type="float">
            <text:p>22442000</text:p>
          </table:table-cell>
          <table:table-cell office:value-type="float" office:value="4909" calcext:value-type="float">
            <text:p>4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$Home.$B$7]+[.D8]+[.F8]*[$Home.$B$5]+[.G8]*[$Home.$B$6]" office:value-type="float" office:value="296856000" calcext:value-type="float">
            <text:p>296856000</text:p>
          </table:table-cell>
          <table:table-cell table:formula="of:=[.E8]" office:value-type="float" office:value="4909" calcext:value-type="float">
            <text:p>4909</text:p>
          </table:table-cell>
          <table:table-cell table:formula="of:=[.H8]+[.I8]" office:value-type="float" office:value="296860909" calcext:value-type="float">
            <text:p>296860909</text:p>
          </table:table-cell>
          <table:table-cell table:formula="of:=[.H8]*[$Home.$E$5]" office:value-type="float" office:value="1.51084412915371E+018" calcext:value-type="float">
            <text:p>1,51084412915371E+018</text:p>
          </table:table-cell>
          <table:table-cell table:formula="of:=[.I8]*[$Home.$E$5]" office:value-type="float" office:value="24984281368796.9" calcext:value-type="float">
            <text:p>24984281368796,9</text:p>
          </table:table-cell>
          <table:table-cell table:formula="of:=[.K8]+[.L8]" office:value-type="float" office:value="1.51086911343508E+018" calcext:value-type="float">
            <text:p>1,51086911343508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33311000" calcext:value-type="float">
            <text:p>33311000</text:p>
          </table:table-cell>
          <table:table-cell office:value-type="float" office:value="6862" calcext:value-type="float">
            <text:p>68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$Home.$B$7]+[.D9]+[.F9]*[$Home.$B$5]+[.G9]*[$Home.$B$6]" office:value-type="float" office:value="282725000" calcext:value-type="float">
            <text:p>282725000</text:p>
          </table:table-cell>
          <table:table-cell table:formula="of:=[.E9]" office:value-type="float" office:value="6862" calcext:value-type="float">
            <text:p>6862</text:p>
          </table:table-cell>
          <table:table-cell table:formula="of:=[.H9]+[.I9]" office:value-type="float" office:value="282731862" calcext:value-type="float">
            <text:p>282731862</text:p>
          </table:table-cell>
          <table:table-cell table:formula="of:=[.H9]*[$Home.$E$5]" office:value-type="float" office:value="1.43892461804708E+018" calcext:value-type="float">
            <text:p>1,43892461804708E+018</text:p>
          </table:table-cell>
          <table:table-cell table:formula="of:=[.I9]*[$Home.$E$5]" office:value-type="float" office:value="34924045376387.1" calcext:value-type="float">
            <text:p>34924045376387,1</text:p>
          </table:table-cell>
          <table:table-cell table:formula="of:=[.K9]+[.L9]" office:value-type="float" office:value="1.43895954209246E+018" calcext:value-type="float">
            <text:p>1,43895954209246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tokens_record</text:p>
          </table:table-cell>
          <table:table-cell office:value-type="float" office:value="5" calcext:value-type="float">
            <text:p>5</text:p>
          </table:table-cell>
          <table:table-cell office:value-type="float" office:value="28927000" calcext:value-type="float">
            <text:p>28927000</text:p>
          </table:table-cell>
          <table:table-cell office:value-type="float" office:value="3746" calcext:value-type="float">
            <text:p>37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$Home.$B$7]+[.D10]+[.F10]*[$Home.$B$5]+[.G10]*[$Home.$B$6]" office:value-type="float" office:value="303341000" calcext:value-type="float">
            <text:p>303341000</text:p>
          </table:table-cell>
          <table:table-cell table:formula="of:=[.E10]" office:value-type="float" office:value="3746" calcext:value-type="float">
            <text:p>3746</text:p>
          </table:table-cell>
          <table:table-cell table:formula="of:=[.H10]+[.I10]" office:value-type="float" office:value="303344746" calcext:value-type="float">
            <text:p>303344746</text:p>
          </table:table-cell>
          <table:table-cell table:formula="of:=[.H10]*[$Home.$E$5]" office:value-type="float" office:value="1.54384943872321E+018" calcext:value-type="float">
            <text:p>1,54384943872321E+018</text:p>
          </table:table-cell>
          <table:table-cell table:formula="of:=[.I10]*[$Home.$E$5]" office:value-type="float" office:value="19065210431353.3" calcext:value-type="float">
            <text:p>19065210431353,3</text:p>
          </table:table-cell>
          <table:table-cell table:formula="of:=[.K10]+[.L10]" office:value-type="float" office:value="1.54386850393364E+018" calcext:value-type="float">
            <text:p>1,54386850393364E+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let-logion-loc</text:p>
          </table:table-cell>
          <table:table-cell office:value-type="string" calcext:value-type="string">
            <text:p>add_collection_item</text:p>
          </table:table-cell>
          <table:table-cell office:value-type="float" office:value="20" calcext:value-type="float">
            <text:p>20</text:p>
          </table:table-cell>
          <table:table-cell office:value-type="float" office:value="34952000" calcext:value-type="float">
            <text:p>34952000</text:p>
          </table:table-cell>
          <table:table-cell office:value-type="float" office:value="3799" calcext:value-type="float">
            <text:p>37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$Home.$B$7]+[.D11]+[.F11]*[$Home.$B$5]+[.G11]*[$Home.$B$6]" office:value-type="float" office:value="434366000" calcext:value-type="float">
            <text:p>434366000</text:p>
          </table:table-cell>
          <table:table-cell table:formula="of:=[.E11]" office:value-type="float" office:value="3799" calcext:value-type="float">
            <text:p>3799</text:p>
          </table:table-cell>
          <table:table-cell table:formula="of:=[.H11]+[.I11]" office:value-type="float" office:value="434369799" calcext:value-type="float">
            <text:p>434369799</text:p>
          </table:table-cell>
          <table:table-cell table:formula="of:=[.H11]*[$Home.$E$5]" office:value-type="float" office:value="2.21069919760416E+018" calcext:value-type="float">
            <text:p>2,21069919760416E+018</text:p>
          </table:table-cell>
          <table:table-cell table:formula="of:=[.I11]*[$Home.$E$5]" office:value-type="float" office:value="19334953130996" calcext:value-type="float">
            <text:p>19334953130996</text:p>
          </table:table-cell>
          <table:table-cell table:formula="of:=[.K11]+[.L11]" office:value-type="float" office:value="2.2107185325573E+018" calcext:value-type="float">
            <text:p>2,2107185325573E+0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09:22:38.800903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1:40:14.032477778</meta:creation-date>
    <meta:generator>LibreOffice/7.6.2.1$Linux_X86_64 LibreOffice_project/60$Build-1</meta:generator>
    <dc:date>2023-12-08T10:12:18.680893683</dc:date>
    <meta:editing-duration>PT2H31M19S</meta:editing-duration>
    <meta:editing-cycles>76</meta:editing-cycles>
    <meta:document-statistic meta:table-count="3" meta:cell-count="199" meta:object-count="0"/>
  </office:meta>
</office:document-meta>
</file>